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helfmark</text:p>
          </table:table-cell>
          <table:table-cell table:style-name="ce1" office:value-type="string" calcext:value-type="string">
            <text:p>number</text:p>
          </table:table-cell>
          <table:table-cell table:style-name="ce2" office:value-type="string" calcext:value-type="string">
            <text:p>mh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edited</text:p>
          </table:table-cell>
        </table:table-row>
        <table:table-row table:style-name="ro1">
          <table:table-cell office:value-type="string" calcext:value-type="string">
            <text:p>H-2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8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8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76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8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9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-1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77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6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32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33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7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by Krottendorfer?</text:p>
          </table:table-cell>
          <table:table-cell/>
        </table:table-row>
        <table:table-row table:style-name="ro1">
          <table:table-cell office:value-type="string" calcext:value-type="string">
            <text:p>H-18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17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67</text:p>
          </table:table-cell>
          <table:table-cell/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71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31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78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48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45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50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63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12</text:p>
          </table:table-cell>
          <table:table-cell office:value-type="float" office:value="2" calcext:value-type="float">
            <text:p>2</text:p>
          </table:table-cell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41</text:p>
          </table:table-cell>
          <table:table-cell/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-39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12</text:p>
          </table:table-cell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64</text:p>
          </table:table-cell>
          <table:table-cell/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49</text:p>
          </table:table-cell>
          <table:table-cell/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51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11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47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13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13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42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43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40</text:p>
          </table:table-cell>
          <table:table-cell/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46</text:p>
          </table:table-cell>
          <table:table-cell/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15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16</text:p>
          </table:table-cell>
          <table:table-cell/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20</text:p>
          </table:table-cell>
          <table:table-cell/>
          <table:table-cell office:value-type="float" office:value="773" calcext:value-type="float">
            <text:p>773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E4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.00.0000</text:date>, <text:time style:data-style-name="N2" text:time-value="09:07:14.6325183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3:38:55.439386532</meta:creation-date>
    <dc:date>2022-05-18T09:07:41.488131232</dc:date>
    <meta:editing-duration>PT1H3M57S</meta:editing-duration>
    <meta:editing-cycles>28</meta:editing-cycles>
    <meta:generator>LibreOffice/7.3.3.2$Linux_X86_64 LibreOffice_project/30$Build-2</meta:generator>
    <meta:document-statistic meta:table-count="1" meta:cell-count="94" meta:object-count="0"/>
  </office:meta>
</office:document-meta>
</file>